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mpush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Umpush" fo:font-size="18pt" style:font-size-asian="18pt" style:font-size-complex="18pt"/>
    </style:style>
    <style:style style:name="P3" style:family="paragraph" style:parent-style-name="Standard" style:list-style-name="L1">
      <style:text-properties style:font-name="Umpush" fo:font-size="18pt" style:font-size-asian="18pt" style:font-size-complex="18pt"/>
    </style:style>
    <style:style style:name="T1" style:family="text">
      <style:text-properties style:font-name="Umpush" fo:font-size="18pt" style:font-size-asian="18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rdian Design White Paper</text:p>
      <text:p text:style-name="P2">Classes</text:p>
      <text:list xml:id="list778628036" text:style-name="L1">
        <text:list-item>
          <text:p text:style-name="P3">Instruction</text:p>
          <text:list>
            <text:list-item>
              <text:p text:style-name="P3">Method</text:p>
            </text:list-item>
            <text:list-item>
              <text:p text:style-name="P3">PrimitiveInstruction</text:p>
              <text:list>
                <text:list-item>
                  <text:p text:style-name="P3">Manipulation</text:p>
                  <text:list>
                    <text:list-item>
                      <text:p text:style-name="P3">Incrementation</text:p>
                    </text:list-item>
                    <text:list-item>
                      <text:p text:style-name="P3">Decrementation</text:p>
                    </text:list-item>
                  </text:list>
                </text:list-item>
              </text:list>
            </text:list-item>
            <text:list-item>
              <text:p text:style-name="P3">Block</text:p>
              <text:list>
                <text:list-item>
                  <text:p text:style-name="P3">ConditionedBlock</text:p>
                  <text:list>
                    <text:list-item>
                      <text:p text:style-name="P3">IfBlock</text:p>
                    </text:list-item>
                    <text:list-item>
                      <text:p text:style-name="P3">WhileBlock</text:p>
                    </text:list-item>
                  </text:list>
                </text:list-item>
                <text:list-item>
                  <text:p text:style-name="P3">ForBlock</text:p>
                </text:list-item>
              </text:list>
            </text:list-item>
          </text:list>
        </text:list-item>
        <text:list-item>
          <text:p text:style-name="P3">Data</text:p>
          <text:list>
            <text:list-item>
              <text:p text:style-name="P3">StaticData</text:p>
              <text:list>
                <text:list-item>
                  <text:p text:style-name="P3">PrimitiveValue</text:p>
                  <text:list>
                    <text:list-item>
                      <text:p text:style-name="P3">Number</text:p>
                      <text:list>
                        <text:list-item>
                          <text:p text:style-name="P3">Expression</text:p>
                        </text:list-item>
                        <text:list-item>
                          <text:p text:style-name="P3">Int</text:p>
                        </text:list-item>
                        <text:list-item>
                          <text:p text:style-name="P3"><text:soft-page-break/>Double</text:p>
                        </text:list-item>
                      </text:list>
                    </text:list-item>
                    <text:list-item>
                      <text:p text:style-name="P3">Boolean</text:p>
                      <text:list>
                        <text:list-item>
                          <text:p text:style-name="P3">Condition</text:p>
                        </text:list-item>
                      </text:list>
                    </text:list-item>
                    <text:list-item>
                      <text:p text:style-name="P3">String</text:p>
                      <text:list>
                        <text:list-item>
                          <text:p text:style-name="P3">Concatenatio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DynamicData</text:p>
              <text:list>
                <text:list-item>
                  <text:p text:style-name="P3">ReturningMethod</text:p>
                </text:list-item>
              </text:list>
            </text:list-item>
          </text:list>
        </text:list-item>
        <text:list-item>
          <text:p text:style-name="P3">Storage</text:p>
          <text:list>
            <text:list-item>
              <text:p text:style-name="P3">DataStorage</text:p>
              <text:list>
                <text:list-item>
                  <text:p text:style-name="P3">StaticDataStorage</text:p>
                </text:list-item>
                <text:list-item>
                  <text:p text:style-name="P3">DynamicDataStorage</text:p>
                </text:list-item>
              </text:list>
            </text:list-item>
            <text:list-item>
              <text:p text:style-name="P3">InstructionsStorage</text:p>
            </text:list-item>
          </text:list>
        </text:list-item>
      </text:list>
      <text:p text:style-name="P2">Expressions</text:p>
      <text:list xml:id="list1682364096" text:continue-numbering="true" text:style-name="L1">
        <text:list-item>
          <text:p text:style-name="P3">Node</text:p>
          <text:list>
            <text:list-item>
              <text:p text:style-name="P3">OperatorNode</text:p>
              <text:list>
                <text:list-item>
                  <text:p text:style-name="P3">AdditionNode</text:p>
                </text:list-item>
                <text:list-item>
                  <text:p text:style-name="P3">SubtractNode</text:p>
                </text:list-item>
                <text:list-item>
                  <text:p text:style-name="P3">MultiplicationNode</text:p>
                </text:list-item>
                <text:list-item>
                  <text:p text:style-name="P3">DivisionNode</text:p>
                </text:list-item>
                <text:list-item>
                  <text:p text:style-name="P3"><text:soft-page-break/>PowerNode</text:p>
                </text:list-item>
              </text:list>
            </text:list-item>
            <text:list-item>
              <text:p text:style-name="P3">ValueNod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Gallant</meta:initial-creator>
    <meta:creation-date>2012-11-26T19:43:38</meta:creation-date>
    <dc:date>2012-11-26T20:05:21</dc:date>
    <dc:creator>Joel Gallant</dc:creator>
    <meta:editing-duration>PT8M35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3" meta:paragraph-count="40" meta:word-count="80" meta:character-count="478" meta:non-whitespace-character-count="475"/>
  </office:meta>
</office:document-meta>
</file>